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solid" draw:fill-color="#e6e6e6" draw:textarea-horizontal-align="justify" draw:auto-grow-height="true" draw:auto-grow-width="true" fo:min-height="0cm" fo:min-width="0.862cm" fo:padding-top="0cm" fo:padding-bottom="0cm" fo:padding-left="0cm" fo:padding-right="0cm"/>
    </style:style>
    <style:style style:name="gr3" style:family="graphic" style:parent-style-name="standard">
      <style:graphic-properties svg:stroke-width="0.05cm" draw:marker-start-width="0.275cm" draw:marker-end-width="0.275cm" draw:fill="none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025cm" draw:marker-start-width="0.237cm" draw:marker-end-width="0.237cm" draw:fill="none" fo:min-height="1.007cm" fo:padding-top="0.062cm" fo:padding-bottom="0.062cm" fo:padding-left="0.062cm" fo:padding-right="0.062cm"/>
    </style:style>
    <style:style style:name="gr5" style:family="graphic" style:parent-style-name="standard">
      <style:graphic-properties draw:stroke="dash" draw:stroke-dash="Fine_20_Dashed_20__28_var_29_" svg:stroke-width="0.025cm" draw:marker-start-width="0.237cm" draw:marker-end-width="0.237cm" draw:fill="none" draw:auto-grow-width="true" fo:min-height="1.862cm" fo:padding-top="0.062cm" fo:padding-bottom="0.062cm" fo:padding-left="0.062cm" fo:padding-right="0.062cm"/>
    </style:style>
    <style:style style:name="gr6" style:family="graphic" style:parent-style-name="standard">
      <style:graphic-properties draw:stroke="dash" draw:stroke-dash="Fine_20_Dashed_20__28_var_29_"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vetica" style:font-family-generic="swiss" fo:font-size="10pt" style:font-size-asian="10pt" style:font-size-complex="10pt"/>
    </style:style>
    <style:style style:name="P3" style:family="paragraph">
      <style:paragraph-properties fo:text-align="center"/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family="Helvetica" style:font-family-generic="swiss" fo:font-size="10pt" style:font-size-asian="10pt" style:font-size-complex="10pt"/>
    </style:style>
    <style:style style:name="T2" style:family="text"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family="'Courier 10 Pitch'" style:font-pitch="fixed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483cm" svg:height="2.987cm" draw:transform="rotate (-1.57079632679579) translate (17.371cm 13.818cm)">
            <text:p/>
            <draw:enhanced-geometry svg:viewBox="0 0 21600 21600" draw:text-areas="0 ?f0 ?f5 ?f2" draw:type="right-arrow" draw:modifiers="13623.7196765499 3682.6412174361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2" draw:layer="layout" svg:width="1.56cm" svg:height="0.883cm" svg:x="15.087cm" svg:y="14.025cm">
            <draw:text-box>
              <text:p text:style-name="P1"><text:span text:style-name="T1">CatapultC</text:span></text:p>
              <text:p text:style-name="P1"><text:span text:style-name="T1">HLS</text:span></text:p>
            </draw:text-box>
          </draw:frame>
        </draw:g>
        <draw:g>
          <draw:custom-shape draw:style-name="gr3" draw:text-style-name="P3" draw:layer="layout" svg:width="2.65cm" svg:height="1.502cm" svg:x="16.014cm" svg:y="15.527cm">
            <text:p text:style-name="P1"><text:span text:style-name="T2">VHDL/Verilog</text:span></text:p>
            <text:p text:style-name="P1"><text:span text:style-name="T2"><text:s/></text:span><text:span text:style-name="T2">description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5cm" svg:height="1.502cm" svg:x="13.09cm" svg:y="15.527cm">
            <text:p text:style-name="P1"><text:span text:style-name="T2">SystemC</text:span></text:p>
            <text:p text:style-name="P1"><text:span text:style-name="T2">models</text:span></text:p>
            <draw:enhanced-geometry svg:viewBox="0 0 21600 21600" draw:type="rectangle" draw:enhanced-path="M 0 0 L 21600 0 21600 21600 0 21600 0 0 Z N"/>
          </draw:custom-shape>
        </draw:g>
        <draw:g draw:id="id1">
          <draw:custom-shape draw:style-name="gr3" draw:text-style-name="P3" draw:layer="layout" svg:width="2.65cm" svg:height="1.502cm" svg:x="13.078cm" svg:y="12.04cm">
            <text:p text:style-name="P1"><text:span text:style-name="T2">C++</text:span></text:p>
            <text:p text:style-name="P1"><text:span text:style-name="T2">cod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5cm" svg:height="1.502cm" svg:x="16.026cm" svg:y="12.04cm">
            <text:p text:style-name="P1"><text:span text:style-name="T2">Synthesis</text:span></text:p>
            <text:p text:style-name="P1"><text:span text:style-name="T2">directives</text:span></text:p>
            <draw:enhanced-geometry svg:viewBox="0 0 21600 21600" draw:type="rectangle" draw:enhanced-path="M 0 0 L 21600 0 21600 21600 0 21600 0 0 Z N"/>
          </draw:custom-shape>
        </draw:g>
        <draw:frame draw:style-name="gr4" draw:text-style-name="P5" draw:id="id2" draw:layer="layout" svg:width="5.074cm" svg:height="1.131cm" svg:x="18.283cm" svg:y="13.949cm">
          <draw:text-box>
            <text:p text:style-name="P4"><text:span text:style-name="T3">directive set </text:span></text:p>
            <text:p text:style-name="P4"><text:span text:style-name="T3"><text:s text:c="3"/></text:span><text:span text:style-name="T3">workers_loop -UNROLL yes</text:span></text:p>
            <text:p text:style-name="P4"><text:span text:style-name="T3">...</text:span></text:p>
          </draw:text-box>
        </draw:frame>
        <draw:frame draw:style-name="gr5" draw:text-style-name="P5" draw:id="id3" draw:layer="layout" svg:width="8.424cm" svg:height="4.48cm" svg:x="11.687cm" svg:y="7.077cm">
          <draw:text-box>
            <text:p text:style-name="P4"><text:span text:style-name="T3">...</text:span></text:p>
            <text:p text:style-name="P4"><text:span text:style-name="T3">void match() {</text:span></text:p>
            <text:p text:style-name="P4"><text:span text:style-name="T3"><text:s text:c="2"/></text:span><text:span text:style-name="T3">coordinator.rx_pictures();</text:span></text:p>
            <text:p text:style-name="P4"><text:span text:style-name="T3"><text:s text:c="2"/></text:span></text:p>
            <text:p text:style-name="P4"><text:span text:style-name="T3"><text:s text:c="2"/></text:span><text:span text:style-name="T3">coordinator.picture_partitioning();</text:span></text:p>
            <text:p text:style-name="P4"><text:span text:style-name="T3"/></text:p>
            <text:p text:style-name="P4"><text:span text:style-name="T3"><text:s text:c="2"/></text:span><text:span text:style-name="T3">workers_loop:</text:span></text:p>
            <text:p text:style-name="P4"><text:span text:style-name="T3"><text:s text:c="2"/></text:span><text:span text:style-name="T3">for(i = 0 to n_workers)</text:span></text:p>
            <text:p text:style-name="P4"><text:span text:style-name="T3"><text:s text:c="5"/></text:span><text:span text:style-name="T3">motion_counterpart[i] = worker[i].match(...)</text:span></text:p>
            <text:p text:style-name="P4"><text:span text:style-name="T3"/></text:p>
            <text:p text:style-name="P4"><text:span text:style-name="T3"><text:s text:c="2"/></text:span><text:span text:style-name="T3">coordinator.tx_motion_counterpart();</text:span></text:p>
            <text:p text:style-name="P4"><text:span text:style-name="T3">}</text:span></text:p>
            <text:p text:style-name="P4"><text:span text:style-name="T3">...</text:span></text:p>
          </draw:text-box>
          <draw:glue-point draw:id="4" svg:x="-4.29cm" svg:y="5.002cm"/>
        </draw:frame>
        <draw:connector draw:style-name="gr6" draw:text-style-name="P1" draw:layer="layout" svg:x1="18.676cm" svg:y1="12.791cm" svg:x2="20.82cm" svg:y2="13.949cm" draw:start-shape="id1" draw:start-glue-point="1" draw:end-shape="id2" draw:end-glue-point="0" svg:d="m18676 12791h2144v1158">
          <text:p/>
        </draw:connector>
        <draw:connector draw:style-name="gr6" draw:text-style-name="P1" draw:layer="layout" svg:x1="12.286cm" svg:y1="11.557cm" svg:x2="13.078cm" svg:y2="12.791cm" draw:start-shape="id3" draw:start-glue-point="4" draw:end-shape="id1" draw:end-glue-point="3" svg:d="m12286 11557v1234h7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ago Mück</meta:initial-creator>
    <meta:creation-date>2011-01-28T14:48:19</meta:creation-date>
    <dc:date>2012-06-25T02:01:21</dc:date>
    <meta:editing-duration>PT14H50M01S</meta:editing-duration>
    <meta:editing-cycles>118</meta:editing-cycles>
    <meta:generator>OpenOffice.org/3.0$Linux OpenOffice.org_project/300m15$Build-9379</meta:generator>
    <meta:print-date>2011-08-20T15:00:02</meta:print-date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